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1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GENCY_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</text:p>
          </table:table-cell>
          <table:table-cell table:formula="of:=CONCATENATE([.A1];&quot; &quot;;[.C1];&quot;,&quot;)" office:value-type="string" office:string-value="AGENCY_ID INT," calcext:value-type="string">
            <text:p>AGENCY_ID INT,</text:p>
          </table:table-cell>
          <table:table-cell table:formula="of:=[.D1]" office:value-type="string" office:string-value="AGENCY_ID INT," calcext:value-type="string">
            <text:p>AGENCY_ID INT,</text:p>
          </table:table-cell>
        </table:table-row>
        <table:table-row table:style-name="ro1">
          <table:table-cell office:value-type="string" calcext:value-type="string">
            <text:p>PRIMARY_AGENCY_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</text:p>
          </table:table-cell>
          <table:table-cell table:formula="of:=CONCATENATE([.A2];&quot; &quot;;[.C2];&quot;,&quot;)" office:value-type="string" office:string-value="PRIMARY_AGENCY_ID INT," calcext:value-type="string">
            <text:p>PRIMARY_AGENCY_ID INT,</text:p>
          </table:table-cell>
          <table:table-cell table:formula="of:=CONCATENATE([.E1];[.D2])" office:value-type="string" office:string-value="AGENCY_ID INT,PRIMARY_AGENCY_ID INT," calcext:value-type="string">
            <text:p>AGENCY_ID INT,PRIMARY_AGENCY_ID INT,</text:p>
          </table:table-cell>
        </table:table-row>
        <table:table-row table:style-name="ro1">
          <table:table-cell office:value-type="string" calcext:value-type="string">
            <text:p>PROD_ABBR</text:p>
          </table:table-cell>
          <table:table-cell office:value-type="string" calcext:value-type="string">
            <text:p>BOILERMACH</text:p>
          </table:table-cell>
          <table:table-cell office:value-type="string" calcext:value-type="string">
            <text:p>TEXT</text:p>
          </table:table-cell>
          <table:table-cell table:formula="of:=CONCATENATE([.A3];&quot; &quot;;[.C3];&quot;,&quot;)" office:value-type="string" office:string-value="PROD_ABBR TEXT," calcext:value-type="string">
            <text:p>PROD_ABBR TEXT,</text:p>
          </table:table-cell>
          <table:table-cell table:formula="of:=CONCATENATE([.E2];[.D3])" office:value-type="string" office:string-value="AGENCY_ID INT,PRIMARY_AGENCY_ID INT,PROD_ABBR TEXT," calcext:value-type="string">
            <text:p>AGENCY_ID INT,PRIMARY_AGENCY_ID INT,PROD_ABBR TEXT,</text:p>
          </table:table-cell>
        </table:table-row>
        <table:table-row table:style-name="ro1">
          <table:table-cell office:value-type="string" calcext:value-type="string">
            <text:p>PROD_LIN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EXT</text:p>
          </table:table-cell>
          <table:table-cell table:formula="of:=CONCATENATE([.A4];&quot; &quot;;[.C4];&quot;,&quot;)" office:value-type="string" office:string-value="PROD_LINE TEXT," calcext:value-type="string">
            <text:p>PROD_LINE TEXT,</text:p>
          </table:table-cell>
          <table:table-cell table:formula="of:=CONCATENATE([.E3];[.D4])" office:value-type="string" office:string-value="AGENCY_ID INT,PRIMARY_AGENCY_ID INT,PROD_ABBR TEXT,PROD_LINE TEXT," calcext:value-type="string">
            <text:p>AGENCY_ID INT,PRIMARY_AGENCY_ID INT,PROD_ABBR TEXT,PROD_LINE TEXT,</text:p>
          </table:table-cell>
        </table:table-row>
        <table:table-row table:style-name="ro1">
          <table:table-cell office:value-type="string" calcext:value-type="string">
            <text:p>STATE_ABB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table:formula="of:=CONCATENATE([.A5];&quot; &quot;;[.C5];&quot;,&quot;)" office:value-type="string" office:string-value="STATE_ABBR TEXT," calcext:value-type="string">
            <text:p>STATE_ABBR TEXT,</text:p>
          </table:table-cell>
          <table:table-cell table:formula="of:=CONCATENATE([.E4];[.D5])" office:value-type="string" office:string-value="AGENCY_ID INT,PRIMARY_AGENCY_ID INT,PROD_ABBR TEXT,PROD_LINE TEXT,STATE_ABBR TEXT," calcext:value-type="string">
            <text:p>AGENCY_ID INT,PRIMARY_AGENCY_ID INT,PROD_ABBR TEXT,PROD_LINE TEXT,STATE_ABBR TEXT,</text:p>
          </table:table-cell>
        </table:table-row>
        <table:table-row table:style-name="ro1">
          <table:table-cell office:value-type="string" calcext:value-type="string">
            <text:p>STAT_PROFILE_DATE_YE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T</text:p>
          </table:table-cell>
          <table:table-cell table:formula="of:=CONCATENATE([.A6];&quot; &quot;;[.C6];&quot;,&quot;)" office:value-type="string" office:string-value="STAT_PROFILE_DATE_YEAR INT," calcext:value-type="string">
            <text:p>STAT_PROFILE_DATE_YEAR INT,</text:p>
          </table:table-cell>
          <table:table-cell table:formula="of:=CONCATENATE([.E5];[.D6])" office:value-type="string" office:string-value="AGENCY_ID INT,PRIMARY_AGENCY_ID INT,PROD_ABBR TEXT,PROD_LINE TEXT,STATE_ABBR TEXT,STAT_PROFILE_DATE_YEAR INT," calcext:value-type="string">
            <text:p>AGENCY_ID INT,PRIMARY_AGENCY_ID INT,PROD_ABBR TEXT,PROD_LINE TEXT,STATE_ABBR TEXT,STAT_PROFILE_DATE_YEAR INT,</text:p>
          </table:table-cell>
        </table:table-row>
        <table:table-row table:style-name="ro1">
          <table:table-cell office:value-type="string" calcext:value-type="string">
            <text:p>RETENTION_POLY_Q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7];&quot; &quot;;[.C7];&quot;,&quot;)" office:value-type="string" office:string-value="RETENTION_POLY_QTY FLOAT," calcext:value-type="string">
            <text:p>RETENTION_POLY_QTY FLOAT,</text:p>
          </table:table-cell>
          <table:table-cell table:formula="of:=CONCATENATE([.E6];[.D7])" office:value-type="string" office:string-value="AGENCY_ID INT,PRIMARY_AGENCY_ID INT,PROD_ABBR TEXT,PROD_LINE TEXT,STATE_ABBR TEXT,STAT_PROFILE_DATE_YEAR INT,RETENTION_POLY_QTY FLOAT," calcext:value-type="string">
            <text:p>AGENCY_ID INT,PRIMARY_AGENCY_ID INT,PROD_ABBR TEXT,PROD_LINE TEXT,STATE_ABBR TEXT,STAT_PROFILE_DATE_YEAR INT,RETENTION_POLY_QTY FLOAT,</text:p>
          </table:table-cell>
        </table:table-row>
        <table:table-row table:style-name="ro1">
          <table:table-cell office:value-type="string" calcext:value-type="string">
            <text:p>POLY_INFORCE_Q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8];&quot; &quot;;[.C8];&quot;,&quot;)" office:value-type="string" office:string-value="POLY_INFORCE_QTY FLOAT," calcext:value-type="string">
            <text:p>POLY_INFORCE_QTY FLOAT,</text:p>
          </table:table-cell>
          <table:table-cell table:formula="of:=CONCATENATE([.E7];[.D8])" office:value-type="string" office:string-value="AGENCY_ID INT,PRIMARY_AGENCY_ID INT,PROD_ABBR TEXT,PROD_LINE TEXT,STATE_ABBR TEXT,STAT_PROFILE_DATE_YEAR INT,RETENTION_POLY_QTY FLOAT,POLY_INFORCE_QTY FLOAT," calcext:value-type="string">
            <text:p>AGENCY_ID INT,PRIMARY_AGENCY_ID INT,PROD_ABBR TEXT,PROD_LINE TEXT,STATE_ABBR TEXT,STAT_PROFILE_DATE_YEAR INT,RETENTION_POLY_QTY FLOAT,POLY_INFORCE_QTY FLOAT,</text:p>
          </table:table-cell>
        </table:table-row>
        <table:table-row table:style-name="ro1">
          <table:table-cell office:value-type="string" calcext:value-type="string">
            <text:p>PREV_POLY_INFORCE_Q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9];&quot; &quot;;[.C9];&quot;,&quot;)" office:value-type="string" office:string-value="PREV_POLY_INFORCE_QTY FLOAT," calcext:value-type="string">
            <text:p>PREV_POLY_INFORCE_QTY FLOAT,</text:p>
          </table:table-cell>
          <table:table-cell table:formula="of:=CONCATENATE([.E8];[.D9])" office:value-type="string" office:string-value="AGENCY_ID INT,PRIMARY_AGENCY_ID INT,PROD_ABBR TEXT,PROD_LINE TEXT,STATE_ABBR TEXT,STAT_PROFILE_DATE_YEAR INT,RETENTION_POLY_QTY FLOAT,POLY_INFORCE_QTY FLOAT,PREV_POLY_INFORCE_QTY FLOAT," calcext:value-type="string">
            <text:p>AGENCY_ID INT,PRIMARY_AGENCY_ID INT,PROD_ABBR TEXT,PROD_LINE TEXT,STATE_ABBR TEXT,STAT_PROFILE_DATE_YEAR INT,RETENTION_POLY_QTY FLOAT,POLY_INFORCE_QTY FLOAT,PREV_POLY_INFORCE_QTY FLOAT,</text:p>
          </table:table-cell>
        </table:table-row>
        <table:table-row table:style-name="ro1">
          <table:table-cell office:value-type="string" calcext:value-type="string">
            <text:p>NB_WRTN_PREM_AM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OAT</text:p>
          </table:table-cell>
          <table:table-cell table:formula="of:=CONCATENATE([.A10];&quot; &quot;;[.C10];&quot;,&quot;)" office:value-type="string" office:string-value="NB_WRTN_PREM_AMT FLOAT," calcext:value-type="string">
            <text:p>NB_WRTN_PREM_AMT FLOAT,</text:p>
          </table:table-cell>
          <table:table-cell table:formula="of:=CONCATENATE([.E9];[.D10])" office:value-type="string" office:string-value="AGENCY_ID INT,PRIMARY_AGENCY_ID INT,PROD_ABBR TEXT,PROD_LINE TEXT,STATE_ABBR TEXT,STAT_PROFILE_DATE_YEAR INT,RETENTION_POLY_QTY FLOAT,POLY_INFORCE_QTY FLOAT,PREV_POLY_INFORCE_QTY FLOAT,NB_WRTN_PREM_AMT FLOAT," calcext:value-type="string">
            <text:p>AGENCY_ID INT,PRIMARY_AGENCY_ID INT,PROD_ABBR TEXT,PROD_LINE TEXT,STATE_ABBR TEXT,STAT_PROFILE_DATE_YEAR INT,RETENTION_POLY_QTY FLOAT,POLY_INFORCE_QTY FLOAT,PREV_POLY_INFORCE_QTY FLOAT,NB_WRTN_PREM_AMT FLOAT,</text:p>
          </table:table-cell>
        </table:table-row>
        <table:table-row table:style-name="ro1">
          <table:table-cell office:value-type="string" calcext:value-type="string">
            <text:p>WRTN_PREM_AMT</text:p>
          </table:table-cell>
          <table:table-cell office:value-type="float" office:value="3074.63" calcext:value-type="float">
            <text:p>3074.63</text:p>
          </table:table-cell>
          <table:table-cell office:value-type="string" calcext:value-type="string">
            <text:p>FLOAT</text:p>
          </table:table-cell>
          <table:table-cell table:formula="of:=CONCATENATE([.A11];&quot; &quot;;[.C11];&quot;,&quot;)" office:value-type="string" office:string-value="WRTN_PREM_AMT FLOAT," calcext:value-type="string">
            <text:p>WRTN_PREM_AMT FLOAT,</text:p>
          </table:table-cell>
          <table:table-cell table:formula="of:=CONCATENATE([.E10];[.D11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</text:p>
          </table:table-cell>
        </table:table-row>
        <table:table-row table:style-name="ro1">
          <table:table-cell office:value-type="string" calcext:value-type="string">
            <text:p>PREV_WRTN_PREM_AM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LOAT</text:p>
          </table:table-cell>
          <table:table-cell table:formula="of:=CONCATENATE([.A12];&quot; &quot;;[.C12];&quot;,&quot;)" office:value-type="string" office:string-value="PREV_WRTN_PREM_AMT FLOAT," calcext:value-type="string">
            <text:p>PREV_WRTN_PREM_AMT FLOAT,</text:p>
          </table:table-cell>
          <table:table-cell table:formula="of:=CONCATENATE([.E11];[.D12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</text:p>
          </table:table-cell>
        </table:table-row>
        <table:table-row table:style-name="ro1">
          <table:table-cell office:value-type="string" calcext:value-type="string">
            <text:p>PRD_ERND_PREM_AMT</text:p>
          </table:table-cell>
          <table:table-cell office:value-type="float" office:value="3005.77" calcext:value-type="float">
            <text:p>3005.77</text:p>
          </table:table-cell>
          <table:table-cell office:value-type="string" calcext:value-type="string">
            <text:p>FLOAT</text:p>
          </table:table-cell>
          <table:table-cell table:formula="of:=CONCATENATE([.A13];&quot; &quot;;[.C13];&quot;,&quot;)" office:value-type="string" office:string-value="PRD_ERND_PREM_AMT FLOAT," calcext:value-type="string">
            <text:p>PRD_ERND_PREM_AMT FLOAT,</text:p>
          </table:table-cell>
          <table:table-cell table:formula="of:=CONCATENATE([.E12];[.D13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</text:p>
          </table:table-cell>
        </table:table-row>
        <table:table-row table:style-name="ro1">
          <table:table-cell office:value-type="string" calcext:value-type="string">
            <text:p>PRD_INCRD_LOSSES_AM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14];&quot; &quot;;[.C14];&quot;,&quot;)" office:value-type="string" office:string-value="PRD_INCRD_LOSSES_AMT FLOAT," calcext:value-type="string">
            <text:p>PRD_INCRD_LOSSES_AMT FLOAT,</text:p>
          </table:table-cell>
          <table:table-cell table:formula="of:=CONCATENATE([.E13];[.D14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OAT</text:p>
          </table:table-cell>
          <table:table-cell table:formula="of:=CONCATENATE([.A15];&quot; &quot;;[.C15];&quot;,&quot;)" office:value-type="string" office:string-value="MONTHS FLOAT," calcext:value-type="string">
            <text:p>MONTHS FLOAT,</text:p>
          </table:table-cell>
          <table:table-cell table:formula="of:=CONCATENATE([.E14];[.D15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</text:p>
          </table:table-cell>
        </table:table-row>
        <table:table-row table:style-name="ro1">
          <table:table-cell office:value-type="string" calcext:value-type="string">
            <text:p>RETENTION_RATIO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16];&quot; &quot;;[.C16];&quot;,&quot;)" office:value-type="string" office:string-value="RETENTION_RATIO FLOAT," calcext:value-type="string">
            <text:p>RETENTION_RATIO FLOAT,</text:p>
          </table:table-cell>
          <table:table-cell table:formula="of:=CONCATENATE([.E15];[.D16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</text:p>
          </table:table-cell>
        </table:table-row>
        <table:table-row table:style-name="ro1">
          <table:table-cell office:value-type="string" calcext:value-type="string">
            <text:p>LOSS_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17];&quot; &quot;;[.C17];&quot;,&quot;)" office:value-type="string" office:string-value="LOSS_RATIO FLOAT," calcext:value-type="string">
            <text:p>LOSS_RATIO FLOAT,</text:p>
          </table:table-cell>
          <table:table-cell table:formula="of:=CONCATENATE([.E16];[.D17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</text:p>
          </table:table-cell>
        </table:table-row>
        <table:table-row table:style-name="ro1">
          <table:table-cell office:value-type="string" calcext:value-type="string">
            <text:p>LOSS_RATIO_3Y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18];&quot; &quot;;[.C18];&quot;,&quot;)" office:value-type="string" office:string-value="LOSS_RATIO_3YR FLOAT," calcext:value-type="string">
            <text:p>LOSS_RATIO_3YR FLOAT,</text:p>
          </table:table-cell>
          <table:table-cell table:formula="of:=CONCATENATE([.E17];[.D18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</text:p>
          </table:table-cell>
        </table:table-row>
        <table:table-row table:style-name="ro1">
          <table:table-cell office:value-type="string" calcext:value-type="string">
            <text:p>GROWTH_RATE_3Y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19];&quot; &quot;;[.C19];&quot;,&quot;)" office:value-type="string" office:string-value="GROWTH_RATE_3YR FLOAT," calcext:value-type="string">
            <text:p>GROWTH_RATE_3YR FLOAT,</text:p>
          </table:table-cell>
          <table:table-cell table:formula="of:=CONCATENATE([.E18];[.D19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</text:p>
          </table:table-cell>
        </table:table-row>
        <table:table-row table:style-name="ro1">
          <table:table-cell office:value-type="string" calcext:value-type="string">
            <text:p>AGENCY_APPOINTMENT_YEAR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LOAT</text:p>
          </table:table-cell>
          <table:table-cell table:formula="of:=CONCATENATE([.A20];&quot; &quot;;[.C20];&quot;,&quot;)" office:value-type="string" office:string-value="AGENCY_APPOINTMENT_YEAR FLOAT," calcext:value-type="string">
            <text:p>AGENCY_APPOINTMENT_YEAR FLOAT,</text:p>
          </table:table-cell>
          <table:table-cell table:formula="of:=CONCATENATE([.E19];[.D20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</text:p>
          </table:table-cell>
        </table:table-row>
        <table:table-row table:style-name="ro1">
          <table:table-cell office:value-type="string" calcext:value-type="string">
            <text:p>ACTIVE_PRODUC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LOAT</text:p>
          </table:table-cell>
          <table:table-cell table:formula="of:=CONCATENATE([.A21];&quot; &quot;;[.C21];&quot;,&quot;)" office:value-type="string" office:string-value="ACTIVE_PRODUCERS FLOAT," calcext:value-type="string">
            <text:p>ACTIVE_PRODUCERS FLOAT,</text:p>
          </table:table-cell>
          <table:table-cell table:formula="of:=CONCATENATE([.E20];[.D21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</text:p>
          </table:table-cell>
        </table:table-row>
        <table:table-row table:style-name="ro1">
          <table:table-cell office:value-type="string" calcext:value-type="string">
            <text:p>MAX_AG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LOAT</text:p>
          </table:table-cell>
          <table:table-cell table:formula="of:=CONCATENATE([.A22];&quot; &quot;;[.C22];&quot;,&quot;)" office:value-type="string" office:string-value="MAX_AGE FLOAT," calcext:value-type="string">
            <text:p>MAX_AGE FLOAT,</text:p>
          </table:table-cell>
          <table:table-cell table:formula="of:=CONCATENATE([.E21];[.D22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</text:p>
          </table:table-cell>
        </table:table-row>
        <table:table-row table:style-name="ro1">
          <table:table-cell office:value-type="string" calcext:value-type="string">
            <text:p>MIN_AG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LOAT</text:p>
          </table:table-cell>
          <table:table-cell table:formula="of:=CONCATENATE([.A23];&quot; &quot;;[.C23];&quot;,&quot;)" office:value-type="string" office:string-value="MIN_AGE FLOAT," calcext:value-type="string">
            <text:p>MIN_AGE FLOAT,</text:p>
          </table:table-cell>
          <table:table-cell table:formula="of:=CONCATENATE([.E22];[.D23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</text:p>
          </table:table-cell>
        </table:table-row>
        <table:table-row table:style-name="ro1">
          <table:table-cell office:value-type="string" calcext:value-type="string">
            <text:p>VENDOR_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CONCATENATE([.A24];&quot; &quot;;[.C24];&quot;,&quot;)" office:value-type="string" office:string-value="VENDOR_IND TEXT," calcext:value-type="string">
            <text:p>VENDOR_IND TEXT,</text:p>
          </table:table-cell>
          <table:table-cell table:formula="of:=CONCATENATE([.E23];[.D24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</text:p>
          </table:table-cell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XT</text:p>
          </table:table-cell>
          <table:table-cell table:formula="of:=CONCATENATE([.A25];&quot; &quot;;[.C25];&quot;,&quot;)" office:value-type="string" office:string-value="VENDOR TEXT," calcext:value-type="string">
            <text:p>VENDOR TEXT,</text:p>
          </table:table-cell>
          <table:table-cell table:formula="of:=CONCATENATE([.E24];[.D25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</text:p>
          </table:table-cell>
        </table:table-row>
        <table:table-row table:style-name="ro1">
          <table:table-cell office:value-type="string" calcext:value-type="string">
            <text:p>PL_START_YEA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26];&quot; &quot;;[.C26];&quot;,&quot;)" office:value-type="string" office:string-value="PL_START_YEAR FLOAT," calcext:value-type="string">
            <text:p>PL_START_YEAR FLOAT,</text:p>
          </table:table-cell>
          <table:table-cell table:formula="of:=CONCATENATE([.E25];[.D26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</text:p>
          </table:table-cell>
        </table:table-row>
        <table:table-row table:style-name="ro1">
          <table:table-cell office:value-type="string" calcext:value-type="string">
            <text:p>PL_END_YEA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27];&quot; &quot;;[.C27];&quot;,&quot;)" office:value-type="string" office:string-value="PL_END_YEAR FLOAT," calcext:value-type="string">
            <text:p>PL_END_YEAR FLOAT,</text:p>
          </table:table-cell>
          <table:table-cell table:formula="of:=CONCATENATE([.E26];[.D27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</text:p>
          </table:table-cell>
        </table:table-row>
        <table:table-row table:style-name="ro1">
          <table:table-cell office:value-type="string" calcext:value-type="string">
            <text:p>COMMISIONS_START_YEA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28];&quot; &quot;;[.C28];&quot;,&quot;)" office:value-type="string" office:string-value="COMMISIONS_START_YEAR FLOAT," calcext:value-type="string">
            <text:p>COMMISIONS_START_YEAR FLOAT,</text:p>
          </table:table-cell>
          <table:table-cell table:formula="of:=CONCATENATE([.E27];[.D28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</text:p>
          </table:table-cell>
        </table:table-row>
        <table:table-row table:style-name="ro1">
          <table:table-cell office:value-type="string" calcext:value-type="string">
            <text:p>COMMISIONS_END_YEA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29];&quot; &quot;;[.C29];&quot;,&quot;)" office:value-type="string" office:string-value="COMMISIONS_END_YEAR FLOAT," calcext:value-type="string">
            <text:p>COMMISIONS_END_YEAR FLOAT,</text:p>
          </table:table-cell>
          <table:table-cell table:formula="of:=CONCATENATE([.E28];[.D29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</text:p>
          </table:table-cell>
        </table:table-row>
        <table:table-row table:style-name="ro1">
          <table:table-cell office:value-type="string" calcext:value-type="string">
            <text:p>CL_START_YEA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30];&quot; &quot;;[.C30];&quot;,&quot;)" office:value-type="string" office:string-value="CL_START_YEAR FLOAT," calcext:value-type="string">
            <text:p>CL_START_YEAR FLOAT,</text:p>
          </table:table-cell>
          <table:table-cell table:formula="of:=CONCATENATE([.E29];[.D30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</text:p>
          </table:table-cell>
        </table:table-row>
        <table:table-row table:style-name="ro1">
          <table:table-cell office:value-type="string" calcext:value-type="string">
            <text:p>CL_END_YEA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31];&quot; &quot;;[.C31];&quot;,&quot;)" office:value-type="string" office:string-value="CL_END_YEAR FLOAT," calcext:value-type="string">
            <text:p>CL_END_YEAR FLOAT,</text:p>
          </table:table-cell>
          <table:table-cell table:formula="of:=CONCATENATE([.E30];[.D31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</text:p>
          </table:table-cell>
        </table:table-row>
        <table:table-row table:style-name="ro1">
          <table:table-cell office:value-type="string" calcext:value-type="string">
            <text:p>ACTIVITY_NOTES_START_YEA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32];&quot; &quot;;[.C32];&quot;,&quot;)" office:value-type="string" office:string-value="ACTIVITY_NOTES_START_YEAR FLOAT," calcext:value-type="string">
            <text:p>ACTIVITY_NOTES_START_YEAR FLOAT,</text:p>
          </table:table-cell>
          <table:table-cell table:formula="of:=CONCATENATE([.E31];[.D32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</text:p>
          </table:table-cell>
        </table:table-row>
        <table:table-row table:style-name="ro1">
          <table:table-cell office:value-type="string" calcext:value-type="string">
            <text:p>ACTIVITY_NOTES_END_YEAR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FLOAT</text:p>
          </table:table-cell>
          <table:table-cell table:formula="of:=CONCATENATE([.A33];&quot; &quot;;[.C33];&quot;,&quot;)" office:value-type="string" office:string-value="ACTIVITY_NOTES_END_YEAR FLOAT," calcext:value-type="string">
            <text:p>ACTIVITY_NOTES_END_YEAR FLOAT,</text:p>
          </table:table-cell>
          <table:table-cell table:formula="of:=CONCATENATE([.E32];[.D33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</text:p>
          </table:table-cell>
        </table:table-row>
        <table:table-row table:style-name="ro1">
          <table:table-cell office:value-type="string" calcext:value-type="string">
            <text:p>CL_BOUND_CT_M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34];&quot; &quot;;[.C34];&quot;,&quot;)" office:value-type="string" office:string-value="CL_BOUND_CT_MDS FLOAT," calcext:value-type="string">
            <text:p>CL_BOUND_CT_MDS FLOAT,</text:p>
          </table:table-cell>
          <table:table-cell table:formula="of:=CONCATENATE([.E33];[.D34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</text:p>
          </table:table-cell>
        </table:table-row>
        <table:table-row table:style-name="ro1">
          <table:table-cell office:value-type="string" calcext:value-type="string">
            <text:p>CL_QUO_CT_M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AT</text:p>
          </table:table-cell>
          <table:table-cell table:formula="of:=CONCATENATE([.A35];&quot; &quot;;[.C35];&quot;,&quot;)" office:value-type="string" office:string-value="CL_QUO_CT_MDS FLOAT," calcext:value-type="string">
            <text:p>CL_QUO_CT_MDS FLOAT,</text:p>
          </table:table-cell>
          <table:table-cell table:formula="of:=CONCATENATE([.E34];[.D35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</text:p>
          </table:table-cell>
        </table:table-row>
        <table:table-row table:style-name="ro1">
          <table:table-cell office:value-type="string" calcext:value-type="string">
            <text:p>CL_BOUND_CT_SB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36];&quot; &quot;;[.C36];&quot;,&quot;)" office:value-type="string" office:string-value="CL_BOUND_CT_SBZ FLOAT," calcext:value-type="string">
            <text:p>CL_BOUND_CT_SBZ FLOAT,</text:p>
          </table:table-cell>
          <table:table-cell table:formula="of:=CONCATENATE([.E35];[.D36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</text:p>
          </table:table-cell>
        </table:table-row>
        <table:table-row table:style-name="ro1">
          <table:table-cell office:value-type="string" calcext:value-type="string">
            <text:p>CL_QUO_CT_SB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37];&quot; &quot;;[.C37];&quot;,&quot;)" office:value-type="string" office:string-value="CL_QUO_CT_SBZ FLOAT," calcext:value-type="string">
            <text:p>CL_QUO_CT_SBZ FLOAT,</text:p>
          </table:table-cell>
          <table:table-cell table:formula="of:=CONCATENATE([.E36];[.D37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</text:p>
          </table:table-cell>
        </table:table-row>
        <table:table-row table:style-name="ro1">
          <table:table-cell office:value-type="string" calcext:value-type="string">
            <text:p>CL_BOUND_CT_eQ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38];&quot; &quot;;[.C38];&quot;,&quot;)" office:value-type="string" office:string-value="CL_BOUND_CT_eQT FLOAT," calcext:value-type="string">
            <text:p>CL_BOUND_CT_eQT FLOAT,</text:p>
          </table:table-cell>
          <table:table-cell table:formula="of:=CONCATENATE([.E37];[.D38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</text:p>
          </table:table-cell>
        </table:table-row>
        <table:table-row table:style-name="ro1">
          <table:table-cell office:value-type="string" calcext:value-type="string">
            <text:p>CL_QUO_CT_eQ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39];&quot; &quot;;[.C39];&quot;,&quot;)" office:value-type="string" office:string-value="CL_QUO_CT_eQT FLOAT," calcext:value-type="string">
            <text:p>CL_QUO_CT_eQT FLOAT,</text:p>
          </table:table-cell>
          <table:table-cell table:formula="of:=CONCATENATE([.E38];[.D39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</text:p>
          </table:table-cell>
        </table:table-row>
        <table:table-row table:style-name="ro1">
          <table:table-cell office:value-type="string" calcext:value-type="string">
            <text:p>PL_BOUND_CT_ELIN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40];&quot; &quot;;[.C40];&quot;,&quot;)" office:value-type="string" office:string-value="PL_BOUND_CT_ELINKS FLOAT," calcext:value-type="string">
            <text:p>PL_BOUND_CT_ELINKS FLOAT,</text:p>
          </table:table-cell>
          <table:table-cell table:formula="of:=CONCATENATE([.E39];[.D40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</text:p>
          </table:table-cell>
        </table:table-row>
        <table:table-row table:style-name="ro1">
          <table:table-cell office:value-type="string" calcext:value-type="string">
            <text:p>PL_QUO_CT_ELIN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41];&quot; &quot;;[.C41];&quot;,&quot;)" office:value-type="string" office:string-value="PL_QUO_CT_ELINKS FLOAT," calcext:value-type="string">
            <text:p>PL_QUO_CT_ELINKS FLOAT,</text:p>
          </table:table-cell>
          <table:table-cell table:formula="of:=CONCATENATE([.E40];[.D41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</text:p>
          </table:table-cell>
        </table:table-row>
        <table:table-row table:style-name="ro1">
          <table:table-cell office:value-type="string" calcext:value-type="string">
            <text:p>PL_BOUND_CT_PLR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42];&quot; &quot;;[.C42];&quot;,&quot;)" office:value-type="string" office:string-value="PL_BOUND_CT_PLRANK FLOAT," calcext:value-type="string">
            <text:p>PL_BOUND_CT_PLRANK FLOAT,</text:p>
          </table:table-cell>
          <table:table-cell table:formula="of:=CONCATENATE([.E41];[.D42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</text:p>
          </table:table-cell>
        </table:table-row>
        <table:table-row table:style-name="ro1">
          <table:table-cell office:value-type="string" calcext:value-type="string">
            <text:p>PL_QUO_CT_PLRAN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LOAT</text:p>
          </table:table-cell>
          <table:table-cell table:formula="of:=CONCATENATE([.A43];&quot; &quot;;[.C43];&quot;,&quot;)" office:value-type="string" office:string-value="PL_QUO_CT_PLRANK FLOAT," calcext:value-type="string">
            <text:p>PL_QUO_CT_PLRANK FLOAT,</text:p>
          </table:table-cell>
          <table:table-cell table:formula="of:=CONCATENATE([.E42];[.D43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</text:p>
          </table:table-cell>
        </table:table-row>
        <table:table-row table:style-name="ro1">
          <table:table-cell office:value-type="string" calcext:value-type="string">
            <text:p>PL_BOUND_CT_eQT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OAT</text:p>
          </table:table-cell>
          <table:table-cell table:formula="of:=CONCATENATE([.A44];&quot; &quot;;[.C44];&quot;,&quot;)" office:value-type="string" office:string-value="PL_BOUND_CT_eQTte FLOAT," calcext:value-type="string">
            <text:p>PL_BOUND_CT_eQTte FLOAT,</text:p>
          </table:table-cell>
          <table:table-cell table:formula="of:=CONCATENATE([.E43];[.D44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</text:p>
          </table:table-cell>
        </table:table-row>
        <table:table-row table:style-name="ro1">
          <table:table-cell office:value-type="string" calcext:value-type="string">
            <text:p>PL_QUO_CT_eQTt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LOAT</text:p>
          </table:table-cell>
          <table:table-cell table:formula="of:=CONCATENATE([.A45];&quot; &quot;;[.C45];&quot;,&quot;)" office:value-type="string" office:string-value="PL_QUO_CT_eQTte FLOAT," calcext:value-type="string">
            <text:p>PL_QUO_CT_eQTte FLOAT,</text:p>
          </table:table-cell>
          <table:table-cell table:formula="of:=CONCATENATE([.E44];[.D45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</text:p>
          </table:table-cell>
        </table:table-row>
        <table:table-row table:style-name="ro1">
          <table:table-cell office:value-type="string" calcext:value-type="string">
            <text:p>PL_BOUND_CT_APPLI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46];&quot; &quot;;[.C46];&quot;,&quot;)" office:value-type="string" office:string-value="PL_BOUND_CT_APPLIED FLOAT," calcext:value-type="string">
            <text:p>PL_BOUND_CT_APPLIED FLOAT,</text:p>
          </table:table-cell>
          <table:table-cell table:formula="of:=CONCATENATE([.E45];[.D46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PL_BOUND_CT_APPLIED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PL_BOUND_CT_APPLIED FLOAT,</text:p>
          </table:table-cell>
        </table:table-row>
        <table:table-row table:style-name="ro1">
          <table:table-cell office:value-type="string" calcext:value-type="string">
            <text:p>PL_QUO_CT_APPLI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47];&quot; &quot;;[.C47];&quot;,&quot;)" office:value-type="string" office:string-value="PL_QUO_CT_APPLIED FLOAT," calcext:value-type="string">
            <text:p>PL_QUO_CT_APPLIED FLOAT,</text:p>
          </table:table-cell>
          <table:table-cell table:formula="of:=CONCATENATE([.E46];[.D47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PL_BOUND_CT_APPLIED FLOAT,PL_QUO_CT_APPLIED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PL_BOUND_CT_APPLIED FLOAT,PL_QUO_CT_APPLIED FLOAT,</text:p>
          </table:table-cell>
        </table:table-row>
        <table:table-row table:style-name="ro1">
          <table:table-cell office:value-type="string" calcext:value-type="string">
            <text:p>PL_BOUND_CT_TRANSACT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48];&quot; &quot;;[.C48];&quot;,&quot;)" office:value-type="string" office:string-value="PL_BOUND_CT_TRANSACTNOW FLOAT," calcext:value-type="string">
            <text:p>PL_BOUND_CT_TRANSACTNOW FLOAT,</text:p>
          </table:table-cell>
          <table:table-cell table:formula="of:=CONCATENATE([.E47];[.D48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PL_BOUND_CT_APPLIED FLOAT,PL_QUO_CT_APPLIED FLOAT,PL_BOUND_CT_TRANSACTNOW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PL_BOUND_CT_APPLIED FLOAT,PL_QUO_CT_APPLIED FLOAT,PL_BOUND_CT_TRANSACTNOW FLOAT,</text:p>
          </table:table-cell>
        </table:table-row>
        <table:table-row table:style-name="ro1">
          <table:table-cell office:value-type="string" calcext:value-type="string">
            <text:p>PL_QUO_CT_TRANSACT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table:formula="of:=CONCATENATE([.A49];&quot; &quot;;[.C49];&quot;,&quot;)" office:value-type="string" office:string-value="PL_QUO_CT_TRANSACTNOW FLOAT," calcext:value-type="string">
            <text:p>PL_QUO_CT_TRANSACTNOW FLOAT,</text:p>
          </table:table-cell>
          <table:table-cell table:formula="of:=CONCATENATE([.E48];[.D49])" office:value-type="string" office:string-value="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PL_BOUND_CT_APPLIED FLOAT,PL_QUO_CT_APPLIED FLOAT,PL_BOUND_CT_TRANSACTNOW FLOAT,PL_QUO_CT_TRANSACTNOW FLOAT," calcext:value-type="string">
            <text:p>AGENCY_ID INT,PRIMARY_AGENCY_ID INT,PROD_ABBR TEXT,PROD_LINE TEXT,STATE_ABBR TEXT,STAT_PROFILE_DATE_YEAR INT,RETENTION_POLY_QTY FLOAT,POLY_INFORCE_QTY FLOAT,PREV_POLY_INFORCE_QTY FLOAT,NB_WRTN_PREM_AMT FLOAT,WRTN_PREM_AMT FLOAT,PREV_WRTN_PREM_AMT FLOAT,PRD_ERND_PREM_AMT FLOAT,PRD_INCRD_LOSSES_AMT FLOAT,MONTHS FLOAT,RETENTION_RATIO FLOAT,LOSS_RATIO FLOAT,LOSS_RATIO_3YR FLOAT,GROWTH_RATE_3YR FLOAT,AGENCY_APPOINTMENT_YEAR FLOAT,ACTIVE_PRODUCERS FLOAT,MAX_AGE FLOAT,MIN_AGE FLOAT,VENDOR_IND TEXT,VENDOR TEXT,PL_START_YEAR FLOAT,PL_END_YEAR FLOAT,COMMISIONS_START_YEAR FLOAT,COMMISIONS_END_YEAR FLOAT,CL_START_YEAR FLOAT,CL_END_YEAR FLOAT,ACTIVITY_NOTES_START_YEAR FLOAT,ACTIVITY_NOTES_END_YEAR FLOAT,CL_BOUND_CT_MDS FLOAT,CL_QUO_CT_MDS FLOAT,CL_BOUND_CT_SBZ FLOAT,CL_QUO_CT_SBZ FLOAT,CL_BOUND_CT_eQT FLOAT,CL_QUO_CT_eQT FLOAT,PL_BOUND_CT_ELINKS FLOAT,PL_QUO_CT_ELINKS FLOAT,PL_BOUND_CT_PLRANK FLOAT,PL_QUO_CT_PLRANK FLOAT,PL_BOUND_CT_eQTte FLOAT,PL_QUO_CT_eQTte FLOAT,PL_BOUND_CT_APPLIED FLOAT,PL_QUO_CT_APPLIED FLOAT,PL_BOUND_CT_TRANSACTNOW FLOAT,PL_QUO_CT_TRANSACTNOW FLOAT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2:20:50.436462603</meta:creation-date>
    <dc:date>2017-02-19T23:10:35.021328792</dc:date>
    <meta:editing-duration>PT39M44S</meta:editing-duration>
    <meta:editing-cycles>1</meta:editing-cycles>
    <meta:document-statistic meta:table-count="1" meta:cell-count="245" meta:object-count="0"/>
    <meta:generator>LibreOffice/5.1.4.2$Linux_X86_64 LibreOffice_project/10m0$Build-2</meta:generator>
  </office:meta>
</office:document-meta>
</file>